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en" fo:country="US"/>
    </style:style>
    <style:style style:name="P2" style:family="paragraph" style:parent-style-name="Text_20_body">
      <style:text-properties officeooo:paragraph-rsid="001bb767"/>
    </style:style>
    <style:style style:name="P3" style:family="paragraph" style:parent-style-name="Footnote">
      <style:text-properties officeooo:paragraph-rsid="001bb767"/>
    </style:style>
    <style:style style:name="P4" style:family="paragraph" style:parent-style-name="Heading_20_1">
      <style:text-properties fo:language="en" fo:country="US" officeooo:rsid="0015d632" officeooo:paragraph-rsid="0015d632"/>
    </style:style>
    <style:style style:name="P5" style:family="paragraph" style:parent-style-name="Heading_20_1">
      <style:text-properties fo:language="en" fo:country="US" officeooo:rsid="000f383b" officeooo:paragraph-rsid="000d9db3"/>
    </style:style>
    <style:style style:name="P6" style:family="paragraph" style:parent-style-name="Heading_20_1">
      <style:text-properties fo:language="en" fo:country="US" officeooo:rsid="001c1ce6" officeooo:paragraph-rsid="001c1ce6"/>
    </style:style>
    <style:style style:name="P7" style:family="paragraph" style:parent-style-name="Heading_20_1">
      <style:text-properties fo:language="en" fo:country="US" officeooo:paragraph-rsid="001b3b11"/>
    </style:style>
    <style:style style:name="P8" style:family="paragraph" style:parent-style-name="Heading_20_2">
      <style:text-properties fo:language="en" fo:country="US" officeooo:rsid="001c589f" officeooo:paragraph-rsid="001c589f"/>
    </style:style>
    <style:style style:name="P9" style:family="paragraph" style:parent-style-name="Heading_20_2">
      <style:text-properties fo:language="en" fo:country="US" officeooo:rsid="001d0106" officeooo:paragraph-rsid="001d0106"/>
    </style:style>
    <style:style style:name="P10" style:family="paragraph" style:parent-style-name="Heading_20_2">
      <style:text-properties fo:language="en" fo:country="US" officeooo:rsid="001b3b11"/>
    </style:style>
    <style:style style:name="P11" style:family="paragraph" style:parent-style-name="Heading_20_2">
      <style:text-properties fo:language="en" fo:country="US" officeooo:rsid="000f383b"/>
    </style:style>
    <style:style style:name="P12" style:family="paragraph" style:parent-style-name="Footnote">
      <style:paragraph-properties fo:margin-left="0cm" fo:margin-right="0cm" fo:text-indent="0cm" style:auto-text-indent="false"/>
      <style:text-properties fo:language="en" fo:country="US"/>
    </style:style>
    <style:style style:name="P13" style:family="paragraph" style:parent-style-name="Text_20_body">
      <style:text-properties fo:language="en" fo:country="US" officeooo:rsid="0015d632" officeooo:paragraph-rsid="0015d632"/>
    </style:style>
    <style:style style:name="P14" style:family="paragraph" style:parent-style-name="Text_20_body">
      <style:text-properties fo:language="en" fo:country="US" officeooo:rsid="001c589f" officeooo:paragraph-rsid="001e71cf"/>
    </style:style>
    <style:style style:name="P15" style:family="paragraph" style:parent-style-name="Text_20_body">
      <style:text-properties fo:language="en" fo:country="US" officeooo:rsid="001c589f" officeooo:paragraph-rsid="00204dce"/>
    </style:style>
    <style:style style:name="P16" style:family="paragraph" style:parent-style-name="Text_20_body" style:list-style-name="L1">
      <style:text-properties fo:language="en" fo:country="US" officeooo:rsid="001802be" officeooo:paragraph-rsid="001802be"/>
    </style:style>
    <style:style style:name="P17" style:family="paragraph" style:parent-style-name="Text_20_body" style:list-style-name="L1">
      <style:text-properties fo:language="en" fo:country="US" officeooo:rsid="001b3b11" officeooo:paragraph-rsid="001b3b11"/>
    </style:style>
    <style:style style:name="P18" style:family="paragraph" style:parent-style-name="Text_20_body">
      <style:text-properties fo:language="en" fo:country="US" officeooo:rsid="001b3b11" officeooo:paragraph-rsid="001b3b11"/>
    </style:style>
    <style:style style:name="P19" style:family="paragraph" style:parent-style-name="Text_20_body">
      <style:text-properties fo:language="en" fo:country="US" officeooo:rsid="001b3b11" officeooo:paragraph-rsid="00332b9a"/>
    </style:style>
    <style:style style:name="P20" style:family="paragraph" style:parent-style-name="Text_20_body">
      <style:text-properties fo:language="en" fo:country="US" officeooo:rsid="001b3b11" officeooo:paragraph-rsid="0036329e"/>
    </style:style>
    <style:style style:name="P21" style:family="paragraph" style:parent-style-name="Text_20_body">
      <style:text-properties fo:language="en" fo:country="US" officeooo:rsid="001b3b11" officeooo:paragraph-rsid="00391fc0"/>
    </style:style>
    <style:style style:name="P22" style:family="paragraph" style:parent-style-name="Text_20_body">
      <style:text-properties fo:language="en" fo:country="US" officeooo:rsid="000f383b" officeooo:paragraph-rsid="000f383b"/>
    </style:style>
    <style:style style:name="P23" style:family="paragraph" style:parent-style-name="Text_20_body">
      <style:text-properties fo:language="en" fo:country="US" officeooo:rsid="000f383b" officeooo:paragraph-rsid="003b2221"/>
    </style:style>
    <style:style style:name="P24" style:family="paragraph" style:parent-style-name="Text_20_body">
      <style:text-properties fo:language="en" fo:country="US" officeooo:rsid="001bb767" officeooo:paragraph-rsid="001bb767"/>
    </style:style>
    <style:style style:name="P25" style:family="paragraph" style:parent-style-name="Text_20_body">
      <style:text-properties fo:language="en" fo:country="US" officeooo:rsid="001bf374" officeooo:paragraph-rsid="001bf374"/>
    </style:style>
    <style:style style:name="P26" style:family="paragraph" style:parent-style-name="Text_20_body">
      <style:text-properties fo:language="en" fo:country="US" officeooo:paragraph-rsid="000f383b"/>
    </style:style>
    <style:style style:name="P27" style:family="paragraph" style:parent-style-name="Text_20_body" style:list-style-name="L1">
      <style:text-properties fo:language="en" fo:country="US" officeooo:paragraph-rsid="0014b0c4"/>
    </style:style>
    <style:style style:name="P28" style:family="paragraph" style:parent-style-name="Text_20_body" style:list-style-name="L1">
      <style:text-properties fo:language="en" fo:country="US" officeooo:paragraph-rsid="001b3b11"/>
    </style:style>
    <style:style style:name="P29" style:family="paragraph" style:parent-style-name="Text_20_body" style:list-style-name="L1">
      <style:text-properties fo:language="en" fo:country="US" officeooo:paragraph-rsid="0019fb30"/>
    </style:style>
    <style:style style:name="P30" style:family="paragraph" style:parent-style-name="Text_20_body">
      <style:text-properties fo:language="en" fo:country="US" officeooo:paragraph-rsid="001bb767"/>
    </style:style>
    <style:style style:name="P31" style:family="paragraph" style:parent-style-name="Text_20_body">
      <style:text-properties fo:language="en" fo:country="US" officeooo:paragraph-rsid="001d0106"/>
    </style:style>
    <style:style style:name="P32" style:family="paragraph" style:parent-style-name="Text_20_body">
      <style:text-properties fo:language="en" fo:country="US" officeooo:paragraph-rsid="002c80af"/>
    </style:style>
    <style:style style:name="P33" style:family="paragraph" style:parent-style-name="Text_20_body" style:list-style-name="L1">
      <style:text-properties officeooo:paragraph-rsid="001254f7"/>
    </style:style>
    <style:style style:name="P34" style:family="paragraph" style:parent-style-name="Text_20_body" style:list-style-name="L1">
      <style:text-properties officeooo:paragraph-rsid="001284b5"/>
    </style:style>
    <style:style style:name="P35" style:family="paragraph" style:parent-style-name="Text_20_body" style:list-style-name="L1">
      <style:text-properties officeooo:paragraph-rsid="0014b0c4"/>
    </style:style>
    <style:style style:name="P36" style:family="paragraph" style:parent-style-name="Text_20_body">
      <style:text-properties officeooo:paragraph-rsid="001e71cf"/>
    </style:style>
    <style:style style:name="P37" style:family="paragraph" style:parent-style-name="Text_20_body">
      <style:text-properties officeooo:paragraph-rsid="002a382e"/>
    </style:style>
    <style:style style:name="P38" style:family="paragraph" style:parent-style-name="Text_20_body">
      <style:text-properties officeooo:paragraph-rsid="002ad83b"/>
    </style:style>
    <style:style style:name="P39" style:family="paragraph" style:parent-style-name="Text_20_body">
      <style:text-properties officeooo:paragraph-rsid="0030615f"/>
    </style:style>
    <style:style style:name="P40" style:family="paragraph" style:parent-style-name="Text_20_body">
      <style:text-properties officeooo:paragraph-rsid="00326a22"/>
    </style:style>
    <style:style style:name="P41" style:family="paragraph" style:parent-style-name="Text_20_body">
      <style:text-properties officeooo:paragraph-rsid="003ac1d2"/>
    </style:style>
    <style:style style:name="P42" style:family="paragraph" style:parent-style-name="Text_20_body">
      <style:text-properties officeooo:paragraph-rsid="003d6f38"/>
    </style:style>
    <style:style style:name="P43" style:family="paragraph" style:parent-style-name="Heading_20_3">
      <style:text-properties fo:language="en" fo:country="US"/>
    </style:style>
    <style:style style:name="T1" style:family="text">
      <style:text-properties officeooo:rsid="000d9db3"/>
    </style:style>
    <style:style style:name="T2" style:family="text">
      <style:text-properties fo:language="en" fo:country="US"/>
    </style:style>
    <style:style style:name="T3" style:family="text">
      <style:text-properties fo:language="en" fo:country="US" officeooo:rsid="001254f7"/>
    </style:style>
    <style:style style:name="T4" style:family="text">
      <style:text-properties fo:language="en" fo:country="US" officeooo:rsid="001284b5"/>
    </style:style>
    <style:style style:name="T5" style:family="text">
      <style:text-properties fo:language="en" fo:country="US" officeooo:rsid="00135b4e"/>
    </style:style>
    <style:style style:name="T6" style:family="text">
      <style:text-properties fo:language="en" fo:country="US" officeooo:rsid="0014b0c4"/>
    </style:style>
    <style:style style:name="T7" style:family="text">
      <style:text-properties fo:language="en" fo:country="US" officeooo:rsid="001802be"/>
    </style:style>
    <style:style style:name="T8" style:family="text">
      <style:text-properties fo:language="en" fo:country="US" officeooo:rsid="001bb767"/>
    </style:style>
    <style:style style:name="T9" style:family="text">
      <style:text-properties fo:language="en" fo:country="US" fo:font-style="italic" officeooo:rsid="001254f7" style:font-style-asian="italic" style:font-style-complex="italic"/>
    </style:style>
    <style:style style:name="T10" style:family="text">
      <style:text-properties fo:language="en" fo:country="US" fo:font-style="italic" officeooo:rsid="0030615f" style:font-style-asian="italic" style:font-style-complex="italic"/>
    </style:style>
    <style:style style:name="T11" style:family="text">
      <style:text-properties fo:language="en" fo:country="US" fo:font-style="normal" officeooo:rsid="0030615f" style:font-style-asian="normal" style:font-style-complex="normal"/>
    </style:style>
    <style:style style:name="T12" style:family="text">
      <style:text-properties fo:language="en" fo:country="US" fo:font-style="normal" style:text-underline-style="none" officeooo:rsid="002a382e" style:font-style-asian="normal" style:font-style-complex="normal"/>
    </style:style>
    <style:style style:name="T13" style:family="text">
      <style:text-properties fo:language="en" fo:country="US" officeooo:rsid="001e71cf"/>
    </style:style>
    <style:style style:name="T14" style:family="text">
      <style:text-properties fo:language="en" fo:country="US" officeooo:rsid="002fd3f8"/>
    </style:style>
    <style:style style:name="T15" style:family="text">
      <style:text-properties fo:language="en" fo:country="US" officeooo:rsid="0030615f"/>
    </style:style>
    <style:style style:name="T16" style:family="text">
      <style:text-properties fo:language="en" fo:country="US" officeooo:rsid="002a382e"/>
    </style:style>
    <style:style style:name="T17" style:family="text">
      <style:text-properties fo:language="en" fo:country="US" officeooo:rsid="002ad83b"/>
    </style:style>
    <style:style style:name="T18" style:family="text">
      <style:text-properties fo:language="en" fo:country="US" officeooo:rsid="003901db"/>
    </style:style>
    <style:style style:name="T19" style:family="text">
      <style:text-properties officeooo:rsid="0015d632"/>
    </style:style>
    <style:style style:name="T20" style:family="text">
      <style:text-properties officeooo:rsid="001bb767"/>
    </style:style>
    <style:style style:name="T21" style:family="text">
      <style:text-properties officeooo:rsid="001c589f"/>
    </style:style>
    <style:style style:name="T22" style:family="text">
      <style:text-properties officeooo:rsid="001e71cf"/>
    </style:style>
    <style:style style:name="T23" style:family="text">
      <style:text-properties officeooo:rsid="00204dce"/>
    </style:style>
    <style:style style:name="T24" style:family="text">
      <style:text-properties officeooo:rsid="00208ca4"/>
    </style:style>
    <style:style style:name="T25" style:family="text">
      <style:text-properties fo:font-style="italic" style:font-style-asian="italic" style:font-style-complex="italic"/>
    </style:style>
    <style:style style:name="T26" style:family="text">
      <style:text-properties fo:font-style="italic" officeooo:rsid="0014b0c4" style:font-style-asian="italic" style:font-style-complex="italic"/>
    </style:style>
    <style:style style:name="T27" style:family="text">
      <style:text-properties fo:font-style="italic" officeooo:rsid="001802be" style:font-style-asian="italic" style:font-style-complex="italic"/>
    </style:style>
    <style:style style:name="T28" style:family="text">
      <style:text-properties fo:font-style="italic" officeooo:rsid="002591c6" style:font-style-asian="italic" style:font-style-complex="italic"/>
    </style:style>
    <style:style style:name="T29" style:family="text">
      <style:text-properties fo:font-style="italic" officeooo:rsid="0019fb30" style:font-style-asian="italic" style:font-style-complex="italic"/>
    </style:style>
    <style:style style:name="T30" style:family="text">
      <style:text-properties fo:font-style="italic" officeooo:rsid="002792c6" style:font-style-asian="italic" style:font-style-complex="italic"/>
    </style:style>
    <style:style style:name="T31" style:family="text">
      <style:text-properties fo:font-style="italic" officeooo:rsid="0028706c" style:font-style-asian="italic" style:font-style-complex="italic"/>
    </style:style>
    <style:style style:name="T32" style:family="text">
      <style:text-properties fo:font-style="italic" officeooo:rsid="001b3b11" style:font-style-asian="italic" style:font-style-complex="italic"/>
    </style:style>
    <style:style style:name="T33" style:family="text">
      <style:text-properties fo:font-style="italic" officeooo:rsid="001d0106" style:font-style-asian="italic" style:font-style-complex="italic"/>
    </style:style>
    <style:style style:name="T34" style:family="text">
      <style:text-properties fo:font-style="italic" officeooo:rsid="003d6f38" style:font-style-asian="italic" style:font-style-complex="italic"/>
    </style:style>
    <style:style style:name="T35" style:family="text">
      <style:text-properties fo:font-style="italic" style:text-underline-style="none" officeooo:rsid="00228750" style:font-style-asian="italic" style:font-style-complex="italic"/>
    </style:style>
    <style:style style:name="T36" style:family="text">
      <style:text-properties officeooo:rsid="002591c6"/>
    </style:style>
    <style:style style:name="T37" style:family="text">
      <style:text-properties fo:font-style="normal" officeooo:rsid="002591c6" style:font-style-asian="normal" style:font-style-complex="normal"/>
    </style:style>
    <style:style style:name="T38" style:family="text">
      <style:text-properties fo:font-style="normal" officeooo:rsid="001d0106" style:font-style-asian="normal" style:font-style-complex="normal"/>
    </style:style>
    <style:style style:name="T39" style:family="text">
      <style:text-properties fo:font-style="normal" officeooo:rsid="00228750" style:font-style-asian="normal" style:font-style-complex="normal"/>
    </style:style>
    <style:style style:name="T40" style:family="text">
      <style:text-properties fo:font-style="normal" officeooo:rsid="003d6f38" style:font-style-asian="normal" style:font-style-complex="normal"/>
    </style:style>
    <style:style style:name="T41" style:family="text">
      <style:text-properties fo:font-style="normal" style:text-underline-style="none" officeooo:rsid="00228750" style:font-style-asian="normal" style:font-style-complex="normal"/>
    </style:style>
    <style:style style:name="T42" style:family="text">
      <style:text-properties fo:font-style="normal" style:text-underline-style="none" officeooo:rsid="0022d82d" style:font-style-asian="normal" style:font-style-complex="normal"/>
    </style:style>
    <style:style style:name="T43" style:family="text">
      <style:text-properties officeooo:rsid="00297300"/>
    </style:style>
    <style:style style:name="T44" style:family="text">
      <style:text-properties officeooo:rsid="002c80af"/>
    </style:style>
    <style:style style:name="T45" style:family="text">
      <style:text-properties officeooo:rsid="002cf416"/>
    </style:style>
    <style:style style:name="T46" style:family="text">
      <style:text-properties officeooo:rsid="002fd3f8"/>
    </style:style>
    <style:style style:name="T47" style:family="text">
      <style:text-properties officeooo:rsid="000f383b"/>
    </style:style>
    <style:style style:name="T48" style:family="text">
      <style:text-properties officeooo:rsid="001254f7"/>
    </style:style>
    <style:style style:name="T49" style:family="text">
      <style:text-properties officeooo:rsid="0014b0c4"/>
    </style:style>
    <style:style style:name="T50" style:family="text">
      <style:text-properties officeooo:rsid="001284b5"/>
    </style:style>
    <style:style style:name="T51" style:family="text">
      <style:text-properties officeooo:rsid="001802be"/>
    </style:style>
    <style:style style:name="T52" style:family="text">
      <style:text-properties officeooo:rsid="001b3b11"/>
    </style:style>
    <style:style style:name="T53" style:family="text">
      <style:text-properties officeooo:rsid="0019fb30"/>
    </style:style>
    <style:style style:name="T54" style:family="text">
      <style:text-properties officeooo:rsid="001d0106"/>
    </style:style>
    <style:style style:name="T55" style:family="text">
      <style:text-properties officeooo:rsid="0031004a"/>
    </style:style>
    <style:style style:name="T56" style:family="text">
      <style:text-properties officeooo:rsid="00326a22"/>
    </style:style>
    <style:style style:name="T57" style:family="text">
      <style:text-properties officeooo:rsid="00332b9a"/>
    </style:style>
    <style:style style:name="T58" style:family="text">
      <style:text-properties officeooo:rsid="00344e4f"/>
    </style:style>
    <style:style style:name="T59" style:family="text">
      <style:text-properties officeooo:rsid="0036329e"/>
    </style:style>
    <style:style style:name="T60" style:family="text">
      <style:text-properties officeooo:rsid="003675ba"/>
    </style:style>
    <style:style style:name="T61" style:family="text">
      <style:text-properties officeooo:rsid="00369724"/>
    </style:style>
    <style:style style:name="T62" style:family="text">
      <style:text-properties officeooo:rsid="00384e5d"/>
    </style:style>
    <style:style style:name="T63" style:family="text">
      <style:text-properties officeooo:rsid="00391fc0"/>
    </style:style>
    <style:style style:name="T64" style:family="text">
      <style:text-properties officeooo:rsid="003ac1d2"/>
    </style:style>
    <style:style style:name="T65" style:family="text">
      <style:text-properties officeooo:rsid="003b2221"/>
    </style:style>
    <style:style style:name="T66" style:family="text">
      <style:text-properties officeooo:rsid="003c7527"/>
    </style:style>
    <style:style style:name="T67" style:family="text">
      <style:text-properties officeooo:rsid="003d6f3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ow to build Gem in </text:span><text:span text:style-name="T21">Microsoft </text:span><text:span text:style-name="T61">Windows</text:span></text:p>
      <text:h text:style-name="P4" text:outline-level="1">Preambule</text:h>
      <text:p text:style-name="P13">As I'm French, I have a French version of Visual C++ 2010 Express. I translated menu <text:span text:style-name="T62">titles</text:span> here myself and the translation may differ from the official one. I apologized for that.</text:p>
      <text:h text:style-name="P5" text:outline-level="1">Requirement</text:h>
      <text:h text:style-name="Heading_20_2" text:outline-level="2"><text:span text:style-name="T18">Visual C++</text:span></text:h>
      <text:p text:style-name="P26"><text:span text:style-name="T47">You need </text:span><text:span text:style-name="T21">a Visual C++ environment to build Gem. You can</text:span><text:span text:style-name="T47"> download and install Visual C++ 2010 Express. A serial number is needed but you can get one for free from Microsoft.</text:span></text:p>
      <text:h text:style-name="P8" text:outline-level="2">Puredata</text:h>
      <text:p text:style-name="P14">You need the puredata sources to build Gem, the Vanilla or Extended version. <text:span text:style-name="T22">The easiest way is to download a zip for Windows from </text:span><text:a xlink:type="simple" xlink:href="http://puredata.info/downloads"><text:span text:style-name="T22">http://puredata.info/downloads</text:span></text:a><text:span text:style-name="T22">. Then unpack it.</text:span></text:p>
      <text:h text:style-name="P9" text:outline-level="2">Pthread</text:h>
      <text:p text:style-name="P36"><text:span text:style-name="T13">Download the latest release from here : </text:span><text:a xlink:type="simple" xlink:href="http://sourceforge.net/projects/pthreads4w/">http://sourceforge.net/projects/pthreads4w/</text:a><text:span text:style-name="T13"> and unpack it.</text:span></text:p>
      <text:h text:style-name="P10" text:outline-level="2"><text:bookmark-start text:name="__RefHeading__259_2039066403"/>FTGL and Freetype<text:bookmark-end text:name="__RefHeading__259_2039066403"/></text:h>
      <text:p text:style-name="P26"><text:span text:style-name="T47">You also need FTGL and Freetype libraries.</text:span><text:span text:style-name="T48"> There are binaries for Freetype on the web but I can't find any for FTGL.</text:span></text:p>
      <text:list xml:id="list3590130296200320491" text:style-name="L1">
        <text:list-item>
          <text:p text:style-name="P33"><text:span text:style-name="T3">Download Freetype developer files </text:span><text:span text:style-name="T6">from</text:span><text:span text:style-name="T3"> </text:span><text:a xlink:type="simple" xlink:href="http://gnuwin32.sourceforge.net/packages/freetype.htm"><text:span text:style-name="T2">http://gnuwin32.sourceforge.net/packages/freetype.htm</text:span></text:a><text:span text:style-name="T3"> <text:line-break/>NOTE : please choose </text:span><text:span text:style-name="T9">Developer files</text:span><text:span text:style-name="T3"> zip which contains everything you need.</text:span></text:p>
        </text:list-item>
        <text:list-item>
          <text:p text:style-name="P34"><text:span text:style-name="T3">Extract the zip file in a place you know and you may remember easily (e.g. I put it in : </text:span><text:span text:style-name="Source_20_Text"><text:span text:style-name="T4">C:\Users\win7\Bibliothèques\freetype-2.3.5-1-lib</text:span></text:span><text:span text:style-name="Source_20_Text"><text:span text:style-name="T5">\</text:span></text:span><text:span text:style-name="T3"><text:line-break/></text:span><text:span text:style-name="T6">You should have at least an “include” and a “lib” directories in this folder.</text:span></text:p>
        </text:list-item>
        <text:list-item>
          <text:p text:style-name="P35"><text:span text:style-name="T6">Download FTGL from </text:span><text:a xlink:type="simple" xlink:href="http://sourceforge.net/projects/ftgl/"><text:span text:style-name="T2">http://sourceforge.net/projects/ftgl/</text:span></text:a></text:p>
        </text:list-item>
        <text:list-item>
          <text:p text:style-name="P35"><text:span text:style-name="T6">Extract the tar.gz file (you may need a good archive extractor to do that, 7zip is a good candidate </text:span><text:a xlink:type="simple" xlink:href="http://www.7-zip.org/"><text:span text:style-name="T2">http://www.7-zip.org/</text:span></text:a><text:span text:style-name="T6">) (again in a place you know </text:span><text:span text:style-name="T3">and you may remember easily</text:span><text:span text:style-name="T6">)</text:span></text:p>
        </text:list-item>
        <text:list-item>
          <text:p text:style-name="P35"><text:span text:style-name="T6">Then open the </text:span><text:span text:style-name="Source_20_Text"><text:span text:style-name="T6">ftgl-2.1.3~rc5\msvc\vc8\ftgl.sln</text:span></text:span><text:span text:style-name="T6"> file in Visual C++. If you are not using VC8 the project should be converted </text:span><text:span text:style-name="T7">automatically </text:span><text:span text:style-name="T6">and please follow the wizard.</text:span></text:p>
        </text:list-item>
        <text:list-item>
          <text:p text:style-name="P27"><text:bookmark-start text:name="__RefNumPara__257_2039066403"/><text:span text:style-name="T49">Open the </text:span><text:span text:style-name="T26">Properties manager</text:span><text:span text:style-name="T49"> </text:span><text:span text:style-name="T51">(</text:span><text:span text:style-name="T27">Gestionnaire de propriétés</text:span><text:span text:style-name="T51">)</text:span><text:span text:style-name="T49"> under the View </text:span><text:span text:style-name="T51">(Affichage)</text:span><text:span text:style-name="T49"> menu. If you have the Express edition, it is hidden... Click on </text:span><text:span text:style-name="T26">Tools &gt; Parameters &gt; Advanced parameters</text:span><text:span text:style-name="T49"> </text:span><text:span text:style-name="T51">(</text:span><text:span text:style-name="T27">Outils &gt; Paramètres &gt; Paramètres avancés</text:span><text:span text:style-name="T51">) </text:span><text:span text:style-name="T19">to see it.</text:span><text:bookmark-end text:name="__RefNumPara__257_2039066403"/></text:p>
        </text:list-item>
        <text:list-item>
          <text:p text:style-name="P16">In the <text:span text:style-name="T25">Properties manager</text:span> window, double click on a <text:span text:style-name="Source_20_Text">Microsoft.Cpp.Win32.user</text:span> file to open its properties sheet.</text:p>
        </text:list-item>
        <text:list-item>
          <text:p text:style-name="P28"><text:span text:style-name="T51">Under the </text:span><text:span text:style-name="T27">Commun property &gt; User Macro </text:span><text:span text:style-name="T37">(</text:span><text:span text:style-name="T28">Propriétés communes &gt; Macros utilisateur</text:span><text:span text:style-name="T37">)</text:span><text:span text:style-name="T51"> add a macro (or redefine it) called “FREETYPE” and with the path where you put the files in step 2 </text:span><text:span text:style-name="T52">(e.g. </text:span><text:span text:style-name="T50">C:\Users\win7\Bibliothèques\freetype-2.3.5-1-lib</text:span><text:span text:style-name="T52">)</text:span><text:span text:style-name="T51">.</text:span></text:p>
        </text:list-item>
        <text:list-item>
          <text:p text:style-name="P29"><text:span text:style-name="T53">Then in the same property </text:span><text:span text:style-name="T36">s</text:span><text:span text:style-name="T53">heet, go to </text:span><text:span text:style-name="T29">Commun properies &gt; C/C++ &gt; General </text:span><text:span text:style-name="T53">(</text:span><text:span text:style-name="T29">Propriétés </text:span><text:soft-page-break/><text:span text:style-name="T29">communes &gt; C/C++ &gt; Général</text:span><text:span text:style-name="T53">) and modify the </text:span><text:span text:style-name="T29">Other include director</text:span><text:span text:style-name="T30">y</text:span><text:span text:style-name="T53"> (</text:span><text:span text:style-name="T31">A</text:span><text:span text:style-name="T29">utres répertoire</text:span><text:span text:style-name="T31">s</text:span><text:span text:style-name="T29"> Include</text:span><text:span text:style-name="T53">) to add this value : $(FREETYPE)\include\freetype2. </text:span><text:span text:style-name="T52">Then apply and close the </text:span><text:span text:style-name="T43">s</text:span><text:span text:style-name="T52">heet.</text:span></text:p>
        </text:list-item>
        <text:list-item>
          <text:p text:style-name="P28"><text:span text:style-name="T52">And under the </text:span><text:span text:style-name="T29">Commun properies </text:span><text:span text:style-name="T32">&gt; Link editor &gt; General</text:span><text:span text:style-name="T52"> (Propriétés communes &gt; Editeur de liens &gt; Général) modify the “Additional library folders” to add “$(FREETYPE)/lib”</text:span></text:p>
        </text:list-item>
        <text:list-item>
          <text:p text:style-name="P28"><text:span text:style-name="T52">Then open the ftgl_dll property sheet and go to “</text:span><text:span text:style-name="T53">Commun properies </text:span><text:span text:style-name="T52">&gt; Link editor &gt; entry” (Propriétés communes &gt; Editeur de liens &gt; entrée) and change the freetype235.lib to freetype.lib </text:span></text:p>
        </text:list-item>
        <text:list-item>
          <text:p text:style-name="P17">Now you can build the solution by pressing “F7”</text:p>
        </text:list-item>
      </text:list>
      <text:p text:style-name="P18">Well, there are other ways to quickly change the properties for one project. I detailed here the way to change the properties for several projects at the same, which could avoid to repeat the same changes in all projects. This will be very useful to configure Gem.</text:p>
      <text:h text:style-name="P11" text:outline-level="2">Optional</text:h>
      <text:p text:style-name="P22">To build plug-ins, you will need several additional libraries.</text:p>
      <text:h text:style-name="Heading_20_3" text:outline-level="3"><text:span text:style-name="T65">filmAVI – play films with Video for Windows</text:span></text:h>
      <text:p text:style-name="P23"><text:span text:style-name="T65">This plug-in should build without any additional library.</text:span></text:p>
      <text:h text:style-name="P43" text:outline-level="3"><text:span text:style-name="T45">filmDS – play films with Direct Show</text:span></text:h>
      <text:p text:style-name="P19"><text:span text:style-name="T57">You need the Microsoft Windows SDK : </text:span><text:a xlink:type="simple" xlink:href="http://msdn.microsoft.com/en-US/windows/desktop/bb980924"><text:span text:style-name="T57">http://msdn.microsoft.com/en-US/windows/desktop/bb980924</text:span></text:a><text:span text:style-name="T57">. Some files lack in the one that comes with Visual C++ 2010 Express.</text:span></text:p>
      <text:p text:style-name="P20"><text:span text:style-name="T45">You need the </text:span><text:span text:style-name="T59">Windows Driver Kit </text:span><text:span text:style-name="T58">for ATL support : </text:span><text:a xlink:type="simple" xlink:href="http://msdn.microsoft.com/en-us/windows/hardware/hh852365"><text:span text:style-name="T59">http://msdn.microsoft.com/en-us/windows/hardware/hh852365</text:span></text:a><text:span text:style-name="T59">. Get the one compatible with your IDE </text:span><text:span text:style-name="T60">(7.1,0 for me)</text:span></text:p>
      <text:p text:style-name="P21"><text:span text:style-name="T63">Update the macros in the DirectShow properties sheet.</text:span></text:p>
      <text:h text:style-name="Heading_20_3" text:outline-level="3"><text:span text:style-name="T56">filmQT – play films with QuickTime</text:span></text:h>
      <text:p text:style-name="P40"><text:span text:style-name="T56">You need the QuickTime SDK for Windows : </text:span><text:a xlink:type="simple" xlink:href="https://developer.apple.com/quicktime/"><text:span text:style-name="T56">https://developer.apple.com/quicktime/</text:span></text:a><text:span text:style-name="T56"> (you need an Apple Developper account to download it...).</text:span></text:p>
      <text:p text:style-name="P41"><text:span text:style-name="T64">If you install it in the default location ("</text:span><text:span text:style-name="Source_20_Text"><text:span text:style-name="T64">C:\Program Files</text:span></text:span><text:span text:style-name="T64">") you don't need to adjust any path.</text:span></text:p>
      <text:h text:style-name="Heading_20_3" text:outline-level="3"><text:span text:style-name="T14">imageJPEG – load still image with libjpeg</text:span></text:h>
      <text:p text:style-name="P39"><text:span text:style-name="T14">You need libjpeg : </text:span><text:a xlink:type="simple" xlink:href="http://gnuwin32.sourceforge.net/packages/jpeg.htm"><text:span text:style-name="T15">http://gnuwin32.sourceforge.net/packages/jpeg.htm</text:span></text:a></text:p>
      <text:p text:style-name="P39"><text:span text:style-name="T15">Download the </text:span><text:span text:style-name="T10">Developer files</text:span><text:span text:style-name="T11"> and extract it. Adjust the </text:span><text:span text:style-name="Source_20_Text"><text:span text:style-name="T11">LIBJPEG_DIR</text:span></text:span><text:span text:style-name="T11"> macro in the </text:span><text:span text:style-name="Source_20_Text"><text:span text:style-name="T11">JPEG</text:span></text:span><text:span text:style-name="T11"> properties sheet to point where you extracted the files (e.g. </text:span><text:span text:style-name="Source_20_Text"><text:span text:style-name="T11">C:\Users\win7\Bibliothèques\jpeg-6b-4-lib</text:span></text:span><text:span text:style-name="T55">).</text:span></text:p>
      <text:h text:style-name="Heading_20_3" text:outline-level="3"><text:span text:style-name="T66">imageTIFF – load still image with libtiff</text:span></text:h>
      <text:p text:style-name="P42"><text:span text:style-name="T66">You need the libtiff for Windows. </text:span><text:span text:style-name="T67">Choose the </text:span><text:span text:style-name="T34">Developer files</text:span><text:span text:style-name="T40"> here :</text:span><text:a xlink:type="simple" xlink:href="http://gnuwin32.sourceforge.net/packages/tiff.htm"><text:span text:style-name="T40">http://gnuwin32.sourceforge.net/packages/tiff.htm</text:span></text:a><text:span text:style-name="T40">. Then adjust the </text:span><text:span text:style-name="Source_20_Text"><text:span text:style-name="T66">LIBTIFF_DIR</text:span></text:span><text:span text:style-name="T66"> </text:span><text:span text:style-name="T67">macro in the <text:s/></text:span><text:span text:style-name="Source_20_Text"><text:span text:style-name="T67">TIFF</text:span></text:span><text:span text:style-name="T67"> </text:span><text:span text:style-name="T11">properties</text:span><text:span text:style-name="T67"> sheet.</text:span></text:p>
      <text:h text:style-name="P7" text:outline-level="1"><text:soft-page-break/><text:span text:style-name="T52">Getting GEM </text:span><text:span text:style-name="T20">sources</text:span></text:h>
      <text:p text:style-name="P24">If you just want to build the last version of Gem but you do not planned to make modifications in the code, let's get a tarball from sourceforge or github of a fresh snapshot.</text:p>
      <text:p text:style-name="P2"><text:span text:style-name="T8">“Download a zip” here : </text:span><text:a xlink:type="simple" xlink:href="https://github.com/umlaeute/Gem"><text:span text:style-name="T2">https://github.com/umlaeute/Gem</text:span></text:a><text:span text:style-name="T8"><text:line-break/>or “Download snapshot” here : </text:span><text:a xlink:type="simple" xlink:href="http://sourceforge.net/p/pd-gem/gem/ci/master/tree/"><text:span text:style-name="T2">http://sourceforge.net/p/pd-gem/gem/ci/master/tree/</text:span></text:a></text:p>
      <text:p text:style-name="P30"><text:span text:style-name="T20">If you planned to make some improvement on Gem (and I encourage you to do that) then it's better to clone the Git repository. Here I quote Iohaness</text:span><text:span text:style-name="T20"><text:note text:id="ftn1" text:note-class="footnote"><text:note-citation>1</text:note-citation><text:note-body><text:p text:style-name="P3"><text:span text:style-name="T20">The origin</text:span><text:span text:style-name="T24">a</text:span><text:span text:style-name="T20">l message is here : </text:span><text:a xlink:type="simple" xlink:href="http://lists.puredata.info/pipermail/gem-dev/2013-09/006564.html"><text:span text:style-name="T20">http://lists.puredata.info/pipermail/gem-dev/2013-09/006564.html</text:span></text:a><text:span text:style-name="T20"> </text:span></text:p></text:note-body></text:note></text:span><text:span text:style-name="T20"> who explains his preferred way to contribute (and this is not Windows specific) :</text:span></text:p>
      <text:p text:style-name="Quotations"><text:span text:style-name="T8">- - go to </text:span><text:a xlink:type="simple" xlink:href="http://github.com/" office:target-frame-name="_blank" xlink:show="new"><text:span text:style-name="T2">http://github.com/</text:span></text:a><text:span text:style-name="T8"> and get yourself an account (e.g. "rybn"),<text:line-break/>then log in.<text:line-break/>- - go to </text:span><text:a xlink:type="simple" xlink:href="http://github.com/umlaeute/Gem" office:target-frame-name="_blank" xlink:show="new"><text:span text:style-name="T2">http://github.com/umlaeute/Gem</text:span></text:a><text:span text:style-name="T8">, and click on the "Fork" button<text:line-break/>in the upper-right corner.<text:line-break/>- - this will fork the repository into </text:span><text:a xlink:type="simple" xlink:href="http://github.com/rybn/Gem" office:target-frame-name="_blank" xlink:show="new"><text:span text:style-name="T2">http://github.com/rybn/Gem</text:span></text:a><text:span text:style-name="T8">, go<text:line-break/>there and follow the instructions to clo</text:span><text:span text:style-name="T8"><text:bookmark-ref text:reference-format="chapter" text:ref-name="__RefNumPara__257_2039066403"/></text:span><text:span text:style-name="T8">ne the repository to your<text:line-break/>local machine.<text:line-break/>- - do work (add new abstractions/,...) and commit them to your local copy<text:line-break/>- - push them to github<text:line-break/>- - go back to </text:span><text:a xlink:type="simple" xlink:href="http://github.com/rybn/Gem" office:target-frame-name="_blank" xlink:show="new"><text:span text:style-name="T2">http://github.com/rybn/Gem</text:span></text:a><text:span text:style-name="T8"> and click on "Pull Request"<text:line-break/>and follow the instructions there.<text:line-break/>- - i will get a notification that i should merge in your changes and<text:line-break/>can do so (after reviewing them) </text:span></text:p>
      <text:p text:style-name="P25">Then you have a folder containing all the sources files, I will call it “Gem_root” in the next.</text:p>
      <text:h text:style-name="P6" text:outline-level="1">Configuring Gem solution in Visual C++</text:h>
      <text:p text:style-name="P15">In the <text:span text:style-name="Source_20_Text">Gem</text:span><text:span text:style-name="Source_20_Text"><text:span text:style-name="T23">\build\win-vc2010e</text:span></text:span> folder, you will find <text:span text:style-name="T23">a </text:span><text:span text:style-name="Source_20_Text"><text:span text:style-name="T23">Gem.sln</text:span></text:span><text:span text:style-name="T23"> file</text:span>. <text:span text:style-name="T23">Some conversion may be needed if you are using another version of Visual C++.</text:span></text:p>
      <text:p text:style-name="P31"><text:span text:style-name="T54">Once the project imported, open the </text:span><text:span text:style-name="T33">Properties manager</text:span><text:span text:style-name="T33"><text:note text:id="ftn0" text:note-class="footnote"><text:note-citation>2</text:note-citation><text:note-body><text:p text:style-name="P12"><text:span text:style-name="T24"><text:s/>See </text:span><text:bookmark-ref text:reference-format="text" text:ref-name="__RefHeading__259_2039066403">FTGL and Freetype</text:bookmark-ref> <text:bookmark-ref text:reference-format="number" text:ref-name="__RefNumPara__257_2039066403">6</text:bookmark-ref> <text:span text:style-name="T24">on page </text:span><text:span text:style-name="T24"><text:bookmark-ref text:reference-format="page" text:ref-name="__RefNumPara__257_2039066403">1</text:bookmark-ref></text:span><text:span text:style-name="T24"> if you can't find it.</text:span></text:p></text:note-body></text:note></text:span><text:span text:style-name="T33"> </text:span><text:span text:style-name="T38">window and find the Puredata configuration. </text:span><text:span text:style-name="T39">Open it and adjust the PD_DIR macro under the </text:span><text:span text:style-name="T35">User macro</text:span><text:span text:style-name="T41"> page to point to your </text:span><text:span text:style-name="T42">Pd</text:span><text:span text:style-name="T41"> folder.</text:span></text:p>
      <text:p text:style-name="P37"><text:span text:style-name="T12">In the </text:span><text:span text:style-name="Source_20_Text"><text:span text:style-name="T12">pthread</text:span></text:span><text:span text:style-name="T12"> properties sheet change the </text:span><text:span text:style-name="Source_20_Text"><text:span text:style-name="T12">PTHREAD</text:span></text:span><text:span text:style-name="T12">_DIR macro to point to the </text:span><text:span text:style-name="Source_20_Text"><text:span text:style-name="T12">pthread</text:span></text:span><text:span text:style-name="T12"> directory (for me it's </text:span><text:span text:style-name="Source_20_Text"><text:span text:style-name="T12">C:\Users\win7\Bibliothèques\pthreads-w32-2-9-1-release</text:span></text:span><text:span text:style-name="T12">).</text:span></text:p>
      <text:p text:style-name="P38"><text:span text:style-name="T12">In the </text:span><text:span text:style-name="Source_20_Text"><text:span text:style-name="T12">FTGL</text:span></text:span><text:span text:style-name="T12"> properties sheet, under the </text:span><text:span text:style-name="Source_20_Text"><text:span text:style-name="T12">FTGL Release </text:span></text:span><text:span text:style-name="T16">or the </text:span><text:span text:style-name="Source_20_Text"><text:span text:style-name="T12">FTGL Debug </text:span></text:span><text:span text:style-name="T16">configuration, adjust the </text:span><text:span text:style-name="Source_20_Text"><text:span text:style-name="T16">FREETYPE</text:span></text:span><text:span text:style-name="T16"> and the </text:span><text:span text:style-name="Source_20_Text"><text:span text:style-name="T16">FTGL</text:span></text:span><text:span text:style-name="T16"> paths </text:span><text:span text:style-name="T17">(e.g. </text:span><text:span text:style-name="Source_20_Text"><text:span text:style-name="T17">C:\Users\win7\Bibliothèques\freetype-2.3.5-1-lib</text:span></text:span><text:span text:style-name="T17"> and </text:span><text:span text:style-name="Source_20_Text"><text:span text:style-name="T17">C:\Users\win7\Bibliothèques\ftgl-2.1.3~rc5</text:span></text:span><text:span text:style-name="T17">).</text:span></text:p>
      <text:p text:style-name="P32"><text:span text:style-name="T44">Now you will be able to generate at least the Gem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size="10pt" style:font-name-asian="NSimSun" style:font-size-asian="10.5pt"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30T16:55:32.60</meta:creation-date>
    <dc:date>2013-10-31T16:22:44.66</dc:date>
    <meta:editing-duration>PT8H59M22S</meta:editing-duration>
    <meta:editing-cycles>48</meta:editing-cycles>
    <meta:generator>LibreOffice/4.0.6.2$Windows_x86 LibreOffice_project/2e2573268451a50806fcd60ae2d9fe01dd0ce24</meta:generator>
    <meta:print-date>2013-10-31T13:35:16.31</meta:print-date>
    <meta:document-statistic meta:table-count="0" meta:image-count="0" meta:object-count="0" meta:page-count="3" meta:paragraph-count="55" meta:word-count="1049" meta:character-count="6822" meta:non-whitespace-character-count="5829"/>
  </office:meta>
</office:document-meta>
</file>